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29f5" officeooo:paragraph-rsid="001529f5"/>
    </style:style>
    <style:style style:name="P2" style:family="paragraph" style:parent-style-name="Standard">
      <style:text-properties officeooo:rsid="001529f5" officeooo:paragraph-rsid="001529f5"/>
    </style:style>
    <style:style style:name="P3" style:family="paragraph" style:parent-style-name="Standard">
      <style:text-properties style:font-name="Arial" fo:font-size="10pt" officeooo:rsid="00140659" officeooo:paragraph-rsid="00140659" style:font-size-asian="10pt" style:font-size-complex="10pt"/>
    </style:style>
    <style:style style:name="P4" style:family="paragraph" style:parent-style-name="Standard">
      <style:text-properties style:font-name="Arial" fo:font-size="10pt" officeooo:rsid="0019124d" officeooo:paragraph-rsid="0019124d" style:font-size-asian="10pt" style:font-size-complex="10pt"/>
    </style:style>
    <style:style style:name="P5" style:family="paragraph" style:parent-style-name="Standard">
      <style:text-properties style:font-name="Arial" fo:font-size="10pt" officeooo:rsid="001529f5" officeooo:paragraph-rsid="001529f5" style:font-size-asian="10pt" style:font-size-complex="10pt"/>
    </style:style>
    <style:style style:name="P6" style:family="paragraph" style:parent-style-name="Standard">
      <style:text-properties style:font-name="Arial" fo:font-size="10pt" fo:font-weight="bold" officeooo:rsid="001dbadf" officeooo:paragraph-rsid="001dbad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140659" officeooo:paragraph-rsid="0014065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.5pt" fo:font-weight="bold" officeooo:rsid="00140659" officeooo:paragraph-rsid="00140659" style:font-size-asian="10.5pt" style:font-weight-asian="bold" style:font-size-complex="10.5pt" style:font-weight-complex="bold"/>
    </style:style>
    <style:style style:name="P9" style:family="paragraph" style:parent-style-name="Preformatted_20_Text">
      <style:text-properties style:font-name="Arial" fo:font-size="10pt" officeooo:rsid="0019124d" officeooo:paragraph-rsid="0019124d" style:font-size-asian="10pt" style:font-size-complex="10pt"/>
    </style:style>
    <style:style style:name="P10" style:family="paragraph" style:parent-style-name="Preformatted_20_Text">
      <style:text-properties style:font-name="Arial" fo:font-size="10pt" officeooo:rsid="001529f5" officeooo:paragraph-rsid="001529f5" style:font-size-asian="10pt" style:font-size-complex="10pt"/>
    </style:style>
    <style:style style:name="T1" style:family="text">
      <style:text-properties officeooo:rsid="0019124d"/>
    </style:style>
    <style:style style:name="T2" style:family="text">
      <style:text-properties officeooo:rsid="001a8d55"/>
    </style:style>
    <style:style style:name="T3" style:family="text">
      <style:text-properties officeooo:rsid="001c6e0d"/>
    </style:style>
    <style:style style:name="T4" style:family="text">
      <style:text-properties style:text-underline-style="none"/>
    </style:style>
    <style:style style:name="T5" style:family="text">
      <style:text-properties officeooo:rsid="001db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va Spring - <text:span text:style-name="T5">MiniTuto</text:span></text:p>
      <text:p text:style-name="P3"/>
      <text:p text:style-name="P3"/>
      <text:p text:style-name="P7">1. Instalación del STS (Spring Tool Suite) on Ubuntu 14.04:</text:p>
      <text:p text:style-name="P3"/>
      <text:p text:style-name="P4">$ cd /opt</text:p>
      <text:p text:style-name="P9"/>
      <text:p text:style-name="P9"><text:span text:style-name="T2">$ sudo </text:span>wget http://download.springsource.com/release/STS/3.6.3/dist/e4.4/spring-tool-suite-3.6.3.RELEASE-e4.4.1-linux-gtk-x86_64.tar.gz</text:p>
      <text:p text:style-name="P4"/>
      <text:p text:style-name="P9"><text:span text:style-name="T3">$ </text:span>sudo tar -xvf spring-tool-suite-3.6.3.RELEASE-e4.4.1-linux-gtk-x86_64.tar.gz</text:p>
      <text:p text:style-name="P4"/>
      <text:p text:style-name="P10"><text:span text:style-name="T3">$ sudo </text:span>ln -s /opt/sts-bundle/sts-3.6.3.RELEASE/STS /usr/local/bin/sts</text:p>
      <text:p text:style-name="P5"/>
      <text:p text:style-name="P6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9:01:52.297276003</meta:creation-date>
    <meta:editing-duration>PT48M45S</meta:editing-duration>
    <meta:editing-cycles>7</meta:editing-cycles>
    <meta:generator>LibreOffice/4.2.8.2$Linux_X86_64 LibreOffice_project/420m0$Build-2</meta:generator>
    <dc:date>2016-04-21T19:58:18.185381249</dc:date>
    <meta:document-statistic meta:table-count="0" meta:image-count="0" meta:object-count="0" meta:page-count="1" meta:paragraph-count="7" meta:word-count="33" meta:character-count="375" meta:non-whitespace-character-count="348"/>
  </office:meta>
</office:document-meta>
</file>